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130B000001B6CC069E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er_20_uden_20_fyld_20_og_20_streg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2.514cm" svg:x="0cm" svg:y="-0.001cm">
          <draw:image xlink:href="Pictures/100000000000130B000001B6CC069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er_20_uden_20_fyld_20_og_20_streg" style:display-name="Objekter uden fyld og streg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M34S</meta:editing-duration>
    <meta:editing-cycles>3</meta:editing-cycles>
    <meta:generator>OpenOffice/4.1.14$Win32 OpenOffice.org_project/4114m1$Build-9811</meta:generator>
    <dc:date>2024-02-06T13:19:38.33</dc:date>
    <dc:creator>Lars Kjær</dc:creator>
    <meta:document-statistic meta:object-count="24"/>
  </office:meta>
</office:document-meta>
</file>